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Fira Sans" svg:font-family="'Fira Sans', 'Source Sans Pro', Helvetica, Arial, sans-serif"/>
    <style:font-face style:name="Open Sans" svg:font-family="'Open Sans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officeooo:rsid="0015e058" officeooo:paragraph-rsid="0015e058"/>
    </style:style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167b16"/>
    </style:style>
    <style:style style:name="P5" style:family="paragraph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7b16" style:font-weight-asian="normal" style:font-weight-complex="normal"/>
    </style:style>
    <style:style style:name="T3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793862" style:font-name="Fira Sans" fo:letter-spacing="normal" fo:font-style="normal" fo:font-weight="bold"/>
    </style:style>
    <style:style style:name="T5" style:family="text">
      <style:text-properties officeooo:rsid="0015e058"/>
    </style:style>
    <style:style style:name="T6" style:family="text">
      <style:text-properties officeooo:rsid="00167b16"/>
    </style:style>
    <style:style style:name="T7" style:family="text">
      <style:text-properties officeooo:rsid="001855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wersja xls na bazę danych</text:h>
      <text:p text:style-name="P1"><text:span text:style-name="T5">www.</text:span>sqlizer.io konwertuje xml/json/xls/xlsx/csv na kwerendy sql</text:p>
      <text:p text:style-name="Standard"><text:span text:style-name="Strong_20_Emphasis"><text:span text:style-name="T1">mysqlimport</text:span></text:span><text:span text:style-name="T1">— program shellowy do importu plików tekstowych</text:span></text:p>
      <text:p text:style-name="P2"><text:span text:style-name="T1">j </text:span><text:span text:style-name="T2">albo xlsx </text:span><text:span text:style-name="T1">– do pobrania z npm narzędzie zapisuje i czyta xlsx, xml, cvs, </text:span><text:span text:style-name="T2">działa w konsoli albo jako javascript w przeglądarce.</text:span><text:span text:style-name="T1"> </text:span></text:p>
      <text:h text:style-name="Heading_20_1" text:outline-level="1">Pobieranie, manipulowanie i parsowanie danych</text:h>
      <text:p text:style-name="Standard">Możliwe opcje:</text:p>
      <text:list xml:id="list4155472214" text:style-name="L2">
        <text:list-item>
          <text:p text:style-name="P4"><text:span text:style-name="T6">CSV - </text:span><text:span text:style-name="T3">fgetcsv(file,length,separator,enclosure)</text:span> <text:s/><text:span text:style-name="T6">wbudowana funkcja php4</text:span></text:p>
        </text:list-item>
        <text:list-item>
          <text:p text:style-name="P3">Json, - json_decode <text:span text:style-name="T7">wbudowana funckaj php5</text:span></text:p>
        </text:list-item>
        <text:list-item>
          <text:p text:style-name="P3">xml – xml_parse_into_struct <text:span text:style-name="T6">wbudowana funkcja php4 parsuje xml do tablicy</text:span></text:p>
        </text:list-item>
        <text:list-item>
          <text:p text:style-name="P3">SQLite <text:span text:style-name="T7">SQLite Studio importuje CSVki, baza danych jest w formie pliku a propel nie do końca sqlite wspiera więc na serwerze chyba nie ma sensu</text:span></text:p>
        </text:list-item>
        <text:list-item>
          <text:p text:style-name="P3">MySQL – <text:span text:style-name="T7">standardowo propel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Fira Sans" svg:font-family="'Fira Sans', 'Source Sans Pro', Helvetica, Arial, sans-serif"/>
    <style:font-face style:name="Open Sans" svg:font-family="'Open Sans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9:38:32.087000000</meta:creation-date>
    <dc:date>2018-05-17T22:43:19.788000000</dc:date>
    <meta:editing-duration>PT1H17M32S</meta:editing-duration>
    <meta:editing-cycles>2</meta:editing-cycles>
    <meta:generator>LibreOffice/6.0.3.2$Windows_x86 LibreOffice_project/8f48d515416608e3a835360314dac7e47fd0b821</meta:generator>
    <meta:document-statistic meta:table-count="0" meta:image-count="0" meta:object-count="0" meta:page-count="1" meta:paragraph-count="11" meta:word-count="101" meta:character-count="700" meta:non-whitespace-character-count="610"/>
  </office:meta>
</office:document-meta>
</file>